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B75B9F0B1DBABBA4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4.057cm, 5cm, 18.075cm, 5.146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67cm" svg:height="17.3cm" svg:x="0.992cm" svg:y="4.191cm">
          <draw:image xlink:href="Pictures/10000000000005E8000007E0B75B9F0B1DBABBA4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2-27T13:24:22.817815621</dc:date>
    <meta:editing-duration>PT3M49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